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tringHolder.value_hash_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tringHolder.get_wscanon_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StringHolder.equal_to( Xml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tringHolder.set_tex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StringHolder.compute_text( NamespaceManager n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StringHolder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StringHolder.is_defaultable_ws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tringHolder.JavaString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StringHolder.set_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